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38cm" fo:min-width="12.858cm"/>
    </style:style>
    <style:style style:name="gr5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7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89cm" fo:min-width="1.2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88cm" fo:min-width="1.272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0.581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16cm" fo:min-width="7.466cm" fo:padding-top="0.142cm" fo:padding-bottom="0.142cm" fo:padding-left="0.267cm" fo:padding-right="0.26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1.1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2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1" style:family="graphic" style:parent-style-name="standard">
      <style:graphic-properties svg:stroke-width="0.028cm" svg:stroke-color="#729fcf" draw:marker-start-width="0.242cm" draw:marker-end-width="0.242cm" draw:fill-color="#ffffff" draw:textarea-horizontal-align="justify" draw:textarea-vertical-align="middle" draw:auto-grow-height="false" fo:min-height="7.522cm" fo:min-width="8.565cm" fo:padding-top="0.139cm" fo:padding-bottom="0.139cm" fo:padding-left="0.264cm" fo:padding-right="0.264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5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6.475cm" fo:padding-top="0.134cm" fo:padding-bottom="0.134cm" fo:padding-left="0.259cm" fo:padding-right="0.25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0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5.482cm" fo:padding-top="0.134cm" fo:padding-bottom="0.134cm" fo:padding-left="0.259cm" fo:padding-right="0.259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gr57" style:family="graphic" style:parent-style-name="standard">
      <style:graphic-properties svg:stroke-width="0.018cm" svg:stroke-color="#f37b70" draw:marker-start-width="0.227cm" draw:marker-end-width="0.227cm" draw:fill-color="#ffffff" draw:textarea-horizontal-align="justify" draw:textarea-vertical-align="middle" draw:auto-grow-height="false" fo:min-height="0.532cm" fo:min-width="5.082cm" fo:padding-top="0.134cm" fo:padding-bottom="0.134cm" fo:padding-left="0.259cm" fo:padding-right="0.259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15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3.465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sub_5f_header_5f_-title">
      <style:graphic-properties draw:auto-grow-height="true" fo:min-height="2.957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OpenSans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72bf44" fo:font-size="14pt" fo:font-weight="bold" style:font-size-asian="14pt" style:font-size-complex="14pt"/>
    </style:style>
    <style:style style:name="P15" style:family="paragraph">
      <style:paragraph-properties fo:margin-left="0cm" fo:margin-right="0cm" fo:margin-top="0.3cm" fo:margin-bottom="0.3cm" fo:line-height="100%" fo:text-indent="0cm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style:writing-mode="lr-tb"/>
      <style:text-properties fo:color="#ce181e" style:font-name="Open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style:font-name="OpenSans"/>
    </style:style>
    <style:style style:name="T5" style:family="text">
      <style:text-properties style:font-name="OpenSans" fo:font-weight="bold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fo:color="#000000" style:font-name="OpenSans" fo:font-size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72bf44" fo:font-size="14pt" fo:font-weight="bold" style:font-size-asian="14pt" style:font-size-complex="14pt"/>
    </style:style>
    <style:style style:name="T11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ce181e" style:font-name="Open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Hashing</text:span><text:span text:style-name="T1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<text:tab/></text:span><text:span text:style-name="T3">search_hashtable(arr,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draw:style-name="gr3" draw:text-style-name="P6" xml:id="id2" draw:id="id2" draw:layer="layout" svg:width="23cm" svg:height="1.725cm" svg:x="2cm" svg:y="5.6cm">
          <draw:text-box>
            <text:p><text:span text:style-name="T4">arr : <text:s text:c="5"/>Pointer that contains address of structure array (hash_t)</text:span></text:p>
          </draw:text-box>
        </draw:frame>
        <draw:frame draw:style-name="gr4" draw:text-style-name="P6" xml:id="id3" draw:id="id3" draw:layer="layout" svg:width="13.358cm" svg:height="0.988cm" svg:x="2.042cm" svg:y="6.604cm">
          <draw:text-box>
            <text:p><text:span text:style-name="T4">data <text:s text:c="2"/>: Item to be searched</text:span></text:p>
          </draw:text-box>
        </draw:frame>
        <draw:frame draw:style-name="gr5" draw:text-style-name="P7" xml:id="id1" draw:id="id1" draw:layer="layout" svg:width="7.857cm" svg:height="1.199cm" svg:x="1.8cm" svg:y="4.4cm">
          <draw:text-box>
            <text:p><text:span text:style-name="T5">Input Specification:</text:span></text:p>
          </draw:text-box>
        </draw:frame>
        <draw:frame draw:style-name="gr6" draw:text-style-name="P7" xml:id="id4" draw:id="id4" draw:layer="layout" svg:width="9.457cm" svg:height="0.999cm" svg:x="1.8cm" svg:y="8.4cm">
          <draw:text-box>
            <text:p><text:span text:style-name="T5">Output Specification:</text:span></text:p>
          </draw:text-box>
        </draw:frame>
        <draw:frame draw:style-name="gr7" draw:text-style-name="P8" xml:id="id5" draw:id="id5" draw:layer="layout" svg:width="18.757cm" svg:height="1.162cm" svg:x="2.243cm" svg:y="9.638cm">
          <draw:text-box>
            <text:p>Status : <text:s/>DATA_FOUND / DATA_NOT_FOUND</text:p>
          </draw:text-box>
        </draw:frame>
        <draw:frame presentation:style-name="pr5" draw:text-style-name="P9" draw:layer="layout" svg:width="27.051cm" svg:height="2.597cm" svg:x="0.549cm" svg:y="0.206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smil:attributeName="visibility" smil:to="visible"/>
                  <anim:transitionFilter smil:dur="1s" smil:targetElement="id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3" smil:attributeName="visibility" smil:to="visible"/>
                  <anim:transitionFilter smil:dur="1s" smil:targetElement="id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6" text:id="id6"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frame draw:style-name="gr23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25" draw:text-style-name="P10" draw:layer="layout" svg:width="6.993cm" svg:height="0.8cm" svg:x="1.807cm" svg:y="4.8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8cm">
          <draw:text-box>
            <text:p xml:id="id7" text:id="id7"><text:span text:style-name="T14">index = 3 % 5 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25" draw:text-style-name="P10" draw:layer="layout" svg:width="6.993cm" svg:height="0.8cm" svg:x="1.807cm" svg:y="5.5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 xml:id="id8" text:id="id8"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9" text:id="id9"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3 % 5 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" anim:sub-item="text" smil:keySplines="0,0;0.2,0.5;0.8,0.5;1,0" smil:type="fade" smil:subtype="crossfade" smil:mode="out"/>
                  <anim:animateTransform smil:dur="0.25s" smil:fill="hold" smil:autoReverse="true" smil:targetElement="id8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9" anim:sub-item="text" smil:keySplines="0,0;0.2,0.5;0.8,0.5;1,0" smil:type="fade" smil:subtype="crossfade" smil:mode="out"/>
                  <anim:animateTransform smil:dur="0.25s" smil:fill="hold" smil:autoReverse="true" smil:targetElement="id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2.6cm" svg:y="6.4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3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3 % 5 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frame draw:style-name="gr33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10" text:id="id10"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0" anim:sub-item="text" smil:keySplines="0,0;0.2,0.5;0.8,0.5;1,0" smil:type="fade" smil:subtype="crossfade" smil:mode="out"/>
                  <anim:animateTransform smil:dur="0.25s" smil:fill="hold" smil:autoReverse="true" smil:targetElement="id10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4.8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 xml:id="id11" text:id="id11"><text:span text:style-name="T14">index = 25 % 5 =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5.6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 xml:id="id12" text:id="id12"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13" text:id="id13"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25 % 5 =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2" anim:sub-item="text" smil:keySplines="0,0;0.2,0.5;0.8,0.5;1,0" smil:type="fade" smil:subtype="crossfade" smil:mode="out"/>
                  <anim:animateTransform smil:dur="0.25s" smil:fill="hold" smil:autoReverse="true" smil:targetElement="id12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3" anim:sub-item="text" smil:keySplines="0,0;0.2,0.5;0.8,0.5;1,0" smil:type="fade" smil:subtype="crossfade" smil:mode="out"/>
                  <anim:animateTransform smil:dur="0.25s" smil:fill="hold" smil:autoReverse="true" smil:targetElement="id13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7.2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25 % 5 =0</text:span></text:p>
          </draw:text-box>
        </draw:frame>
        <draw:frame draw:style-name="gr10" draw:text-style-name="P18" draw:layer="layout" svg:width="5.2cm" svg:height="0.831cm" svg:x="21.6cm" svg:y="10.2cm">
          <draw:text-box>
            <text:p xml:id="id14" text:id="id14"><text:span text:style-name="T14">temp 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7.9cm">
          <text:p/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25 % 5 =0</text:span></text:p>
          </draw:text-box>
        </draw:frame>
        <draw:frame draw:style-name="gr10" draw:text-style-name="P18" draw:layer="layout" svg:width="5.2cm" svg:height="0.831cm" svg:x="21.6cm" svg:y="10.2cm">
          <draw:text-box>
            <text:p><text:span text:style-name="T14">temp 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11.4cm">
          <text:p/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25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25 % 5 =0</text:span></text:p>
          </draw:text-box>
        </draw:frame>
        <draw:frame draw:style-name="gr10" draw:text-style-name="P18" draw:layer="layout" svg:width="5.2cm" svg:height="0.831cm" svg:x="21.6cm" svg:y="10.2cm">
          <draw:text-box>
            <text:p><text:span text:style-name="T14">temp = 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frame draw:style-name="gr45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15" text:id="id15"><text:span text:style-name="T8">data = 11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5" anim:sub-item="text" smil:keySplines="0,0;0.2,0.5;0.8,0.5;1,0" smil:type="fade" smil:subtype="crossfade" smil:mode="out"/>
                  <anim:animateTransform smil:dur="0.25s" smil:fill="hold" smil:autoReverse="true" smil:targetElement="id15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4.8cm">
          <text:p/>
          <draw:enhanced-geometry svg:viewBox="0 0 21600 21600" draw:type="rectangle" draw:enhanced-path="M 0 0 L 21600 0 21600 21600 0 21600 0 0 Z N"/>
        </draw:custom-shape>
        <draw:frame draw:style-name="gr47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11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 xml:id="id16" text:id="id16"><text:span text:style-name="T14">index = 11 % 5 =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5.6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 xml:id="id17" text:id="id17"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 xml:id="id18" text:id="id18"><text:span text:style-name="T8">data = 11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11 % 5 =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7" anim:sub-item="text" smil:keySplines="0,0;0.2,0.5;0.8,0.5;1,0" smil:type="fade" smil:subtype="crossfade" smil:mode="out"/>
                  <anim:animateTransform smil:dur="0.25s" smil:fill="hold" smil:autoReverse="true" smil:targetElement="id17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8" anim:sub-item="text" smil:keySplines="0,0;0.2,0.5;0.8,0.5;1,0" smil:type="fade" smil:subtype="crossfade" smil:mode="out"/>
                  <anim:animateTransform smil:dur="0.25s" smil:fill="hold" smil:autoReverse="true" smil:targetElement="id18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7.2cm">
          <text:p/>
          <draw:enhanced-geometry svg:viewBox="0 0 21600 21600" draw:type="rectangle" draw:enhanced-path="M 0 0 L 21600 0 21600 21600 0 21600 0 0 Z N"/>
        </draw:custom-shape>
        <draw:frame draw:style-name="gr51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2.164cm" svg:height="0.831cm" svg:x="16.4cm" svg:y="9.369cm">
          <draw:text-box>
            <text:p xml:id="id19" text:id="id19"><text:span text:style-name="T14">temp </text:span></text:p>
          </draw:text-box>
        </draw:frame>
        <draw:frame draw:style-name="gr10" draw:text-style-name="P11" draw:layer="layout" svg:width="3cm" svg:height="0.831cm" svg:x="22.6cm" svg:y="2.778cm">
          <draw:text-box>
            <text:p><text:span text:style-name="T8">data = 11</text:span></text:p>
          </draw:text-box>
        </draw:frame>
        <draw:frame draw:style-name="gr10" draw:text-style-name="P18" draw:layer="layout" svg:width="5.2cm" svg:height="0.831cm" svg:x="21.6cm" svg:y="8.94cm">
          <draw:text-box>
            <text:p><text:span text:style-name="T14">index = 11 % 5 =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9" anim:sub-item="text" smil:keySplines="0,0;0.2,0.5;0.8,0.5;1,0" smil:type="fade" smil:subtype="crossfade" smil:mode="out"/>
                  <anim:animateTransform smil:dur="0.25s" smil:fill="hold" smil:autoReverse="true" smil:targetElement="id19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1.807cm" svg:y="7.9cm">
          <text:p/>
          <draw:enhanced-geometry svg:viewBox="0 0 21600 21600" draw:type="rectangle" draw:enhanced-path="M 0 0 L 21600 0 21600 21600 0 21600 0 0 Z N"/>
        </draw:custom-shape>
        <draw:frame draw:style-name="gr53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2.164cm" svg:height="0.831cm" svg:x="16.4cm" svg:y="9.369cm">
          <draw:text-box>
            <text:p><text:span text:style-name="T14">temp </text:span></text:p>
          </draw:text-box>
        </draw:frame>
        <draw:frame draw:style-name="gr10" draw:text-style-name="P11" draw:layer="layout" svg:width="3cm" svg:height="0.831cm" svg:x="22.6cm" svg:y="2.778cm">
          <draw:text-box>
            <text:p><text:span text:style-name="T8">data = 11</text:span></text:p>
          </draw:text-box>
        </draw:frame>
        <draw:frame draw:style-name="gr10" draw:text-style-name="P18" draw:layer="layout" svg:width="5.2cm" svg:height="0.831cm" svg:x="21.6cm" svg:y="8.94cm">
          <draw:text-box>
            <text:p><text:span text:style-name="T14">index = 11 % 5 =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30" draw:text-style-name="P10" draw:layer="layout" svg:width="6cm" svg:height="0.8cm" svg:x="3cm" svg:y="8.7cm">
          <text:p/>
          <draw:enhanced-geometry svg:viewBox="0 0 21600 21600" draw:type="rectangle" draw:enhanced-path="M 0 0 L 21600 0 21600 21600 0 21600 0 0 Z N"/>
        </draw:custom-shape>
        <draw:frame draw:style-name="gr55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 xml:id="id20" text:id="id20"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2.164cm" svg:height="0.831cm" svg:x="16.4cm" svg:y="9.369cm">
          <draw:text-box>
            <text:p><text:span text:style-name="T14">temp </text:span></text:p>
          </draw:text-box>
        </draw:frame>
        <draw:frame draw:style-name="gr10" draw:text-style-name="P11" draw:layer="layout" svg:width="3cm" svg:height="0.831cm" svg:x="22.6cm" svg:y="2.778cm">
          <draw:text-box>
            <text:p xml:id="id21" text:id="id21"><text:span text:style-name="T8">data = 11</text:span></text:p>
          </draw:text-box>
        </draw:frame>
        <draw:frame draw:style-name="gr10" draw:text-style-name="P18" draw:layer="layout" svg:width="5.2cm" svg:height="0.831cm" svg:x="21.6cm" svg:y="8.94cm">
          <draw:text-box>
            <text:p><text:span text:style-name="T14">index = 11 % 5 =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0" anim:sub-item="text" smil:keySplines="0,0;0.2,0.5;0.8,0.5;1,0" smil:type="fade" smil:subtype="crossfade" smil:mode="out"/>
                  <anim:animateTransform smil:dur="0.25s" smil:fill="hold" smil:autoReverse="true" smil:targetElement="id20" anim:sub-item="text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1" anim:sub-item="text" smil:keySplines="0,0;0.2,0.5;0.8,0.5;1,0" smil:type="fade" smil:subtype="crossfade" smil:mode="out"/>
                  <anim:animateTransform smil:dur="0.25s" smil:fill="hold" smil:autoReverse="true" smil:targetElement="id21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g>
          <draw:custom-shape draw:style-name="gr8" draw:text-style-name="P10" draw:layer="layout" svg:width="1.8cm" svg:height="0.667cm" svg:x="18.2cm" svg:y="12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2.8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3.533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0" draw:layer="layout" svg:width="9.093cm" svg:height="7.8cm" svg:x="1.70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6" draw:layer="layout" svg:width="13.4cm" svg:height="1.145cm" svg:x="1.6cm" svg:y="3.401cm">
          <draw:text-box>
            <text:list text:style-name="L3">
              <text:list-item>
                <text:p text:style-name="P15"><text:span text:style-name="T11">Algorithm</text:span></text:p>
              </text:list-item>
            </text:list>
          </draw:text-box>
        </draw:frame>
        <draw:custom-shape draw:style-name="gr57" draw:text-style-name="P10" draw:layer="layout" svg:width="5.6cm" svg:height="0.8cm" svg:x="4.2cm" svg:y="9.5cm">
          <text:p/>
          <draw:enhanced-geometry svg:viewBox="0 0 21600 21600" draw:type="rectangle" draw:enhanced-path="M 0 0 L 21600 0 21600 21600 0 21600 0 0 Z N"/>
        </draw:custom-shape>
        <draw:frame draw:style-name="gr58" draw:text-style-name="P17" draw:layer="layout" svg:width="11.693cm" svg:height="9.4cm" svg:x="1.807cm" svg:y="4.8cm">
          <draw:text-box>
            <text:p text:style-name="P15"><text:span text:style-name="T12">index = data%SIZE</text:span></text:p>
            <text:p text:style-name="P15"><text:span text:style-name="T12">if(arr[index].value = data )</text:span></text:p>
            <text:p text:style-name="P15"><text:span text:style-name="T12"><text:tab/></text:span><text:span text:style-name="T12">return DATA_FOUND</text:span></text:p>
            <text:p text:style-name="P15"><text:span text:style-name="T12">temp = arr[index].link</text:span></text:p>
            <text:p text:style-name="P15"><text:span text:style-name="T12">while(temp != NULL )</text:span></text:p>
            <text:p text:style-name="P15"><text:span text:style-name="T12"><text:tab/></text:span><text:span text:style-name="T12">if (temp-&gt;value = data)</text:span></text:p>
            <text:p text:style-name="P15"><text:span text:style-name="T12"><text:tab/></text:span><text:span text:style-name="T12"><text:tab/></text:span><text:span text:style-name="T12">return DATA_FOUND</text:span></text:p>
            <text:p text:style-name="P15"><text:span text:style-name="T12"><text:tab/></text:span><text:span text:style-name="T12">temp = temp-&gt;link</text:span></text:p>
            <text:p text:style-name="P15"><text:span text:style-name="T12">return DATA_NOT_FOUND</text:span><text:span text:style-name="T13"> </text:span></text:p>
          </draw:text-box>
        </draw:frame>
        <draw:frame presentation:style-name="pr5" draw:text-style-name="P9" draw:layer="layout" svg:width="27.051cm" svg:height="2.597cm" svg:x="0.549cm" svg:y="0.207cm" presentation:class="title" presentation:user-transformed="true">
          <draw:text-box>
            <text:p><text:span text:style-name="T6">Data Structure –Hashing </text:span><text:span text:style-name="T7"><text:line-break/></text:span><text:span text:style-name="T7">search_hashtable(arr,data)</text:span></text:p>
          </draw:text-box>
        </draw:frame>
        <draw:frame draw:style-name="gr10" draw:text-style-name="P11" draw:layer="layout" svg:width="3cm" svg:height="0.831cm" svg:x="17.4cm" svg:y="2.811cm">
          <draw:text-box>
            <text:p><text:span text:style-name="T8">SIZE = 5</text:span></text:p>
          </draw:text-box>
        </draw:frame>
        <draw:custom-shape draw:style-name="gr11" draw:text-style-name="P10" draw:layer="layout" svg:width="8cm" svg:height="3.6cm" svg:x="16.436cm" svg:y="4.594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036cm" svg:y1="4.594cm" svg:x2="18.036cm" svg:y2="8.194cm">
          <text:p/>
        </draw:line>
        <draw:line draw:style-name="gr12" draw:text-style-name="P12" draw:layer="layout" svg:x1="19.636cm" svg:y1="4.594cm" svg:x2="19.636cm" svg:y2="8.194cm">
          <text:p/>
        </draw:line>
        <draw:line draw:style-name="gr12" draw:text-style-name="P12" draw:layer="layout" svg:x1="21.236cm" svg:y1="4.594cm" svg:x2="21.236cm" svg:y2="8.194cm">
          <text:p/>
        </draw:line>
        <draw:line draw:style-name="gr12" draw:text-style-name="P12" draw:layer="layout" svg:x1="22.836cm" svg:y1="4.594cm" svg:x2="22.836cm" svg:y2="8.194cm">
          <text:p/>
        </draw:line>
        <draw:line draw:style-name="gr12" draw:text-style-name="P12" draw:layer="layout" svg:x1="16.436cm" svg:y1="5.794cm" svg:x2="24.436cm" svg:y2="5.794cm">
          <text:p/>
        </draw:line>
        <draw:line draw:style-name="gr12" draw:text-style-name="P12" draw:layer="layout" svg:x1="16.436cm" svg:y1="6.994cm" svg:x2="24.436cm" svg:y2="6.994cm">
          <text:p/>
        </draw:line>
        <draw:frame draw:style-name="gr13" draw:text-style-name="P11" draw:layer="layout" svg:width="2.8cm" svg:height="1.411cm" svg:x="14.436cm" svg:y="4.794cm">
          <draw:text-box>
            <text:p><text:span text:style-name="T8">key</text:span></text:p>
          </draw:text-box>
        </draw:frame>
        <draw:frame draw:style-name="gr13" draw:text-style-name="P11" draw:layer="layout" svg:width="2.8cm" svg:height="1.411cm" svg:x="14.436cm" svg:y="5.987cm">
          <draw:text-box>
            <text:p><text:span text:style-name="T8">value</text:span></text:p>
          </draw:text-box>
        </draw:frame>
        <draw:frame draw:style-name="gr10" draw:text-style-name="P11" draw:layer="layout" svg:width="1.936cm" svg:height="0.831cm" svg:x="14.536cm" svg:y="7.194cm">
          <draw:text-box>
            <text:p><text:span text:style-name="T8">link</text:span></text:p>
          </draw:text-box>
        </draw:frame>
        <draw:frame draw:style-name="gr10" draw:text-style-name="P11" draw:layer="layout" svg:width="3cm" svg:height="0.831cm" svg:x="16.307cm" svg:y="3.9cm">
          <draw:text-box>
            <text:p><text:span text:style-name="T8">arr</text:span></text:p>
          </draw:text-box>
        </draw:frame>
        <draw:frame draw:style-name="gr14" draw:text-style-name="P13" draw:layer="layout" svg:width="0.777cm" svg:height="0.806cm" svg:x="16.836cm" svg:y="4.806cm">
          <draw:text-box>
            <text:p><text:span text:style-name="T9">0</text:span></text:p>
          </draw:text-box>
        </draw:frame>
        <draw:frame draw:style-name="gr15" draw:text-style-name="P13" draw:layer="layout" svg:width="0.942cm" svg:height="0.806cm" svg:x="16.859cm" svg:y="5.994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16.472cm" svg:y="7.194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359cm" svg:y="4.788cm">
          <draw:text-box>
            <text:p><text:span text:style-name="T9">1</text:span></text:p>
          </draw:text-box>
        </draw:frame>
        <draw:frame draw:style-name="gr15" draw:text-style-name="P14" draw:layer="layout" svg:width="0.942cm" svg:height="0.806cm" svg:x="18.394cm" svg:y="5.988cm">
          <draw:text-box>
            <text:p><text:span text:style-name="T10">1</text:span></text:p>
          </draw:text-box>
        </draw:frame>
        <draw:frame draw:style-name="gr16" draw:text-style-name="P13" draw:layer="layout" svg:width="1.764cm" svg:height="0.806cm" svg:x="19.636cm" svg:y="7.188cm">
          <draw:text-box>
            <text:p><text:span text:style-name="T9">NULL</text:span></text:p>
          </draw:text-box>
        </draw:frame>
        <draw:frame draw:style-name="gr16" draw:text-style-name="P13" draw:layer="layout" svg:width="1.764cm" svg:height="0.806cm" svg:x="21.236cm" svg:y="7.188cm">
          <draw:text-box>
            <text:p><text:span text:style-name="T9">NULL</text:span></text:p>
          </draw:text-box>
        </draw:frame>
        <draw:frame draw:style-name="gr15" draw:text-style-name="P13" draw:layer="layout" svg:width="0.942cm" svg:height="0.806cm" svg:x="19.836cm" svg:y="5.994cm">
          <draw:text-box>
            <text:p><text:span text:style-name="T9">-1</text:span></text:p>
          </draw:text-box>
        </draw:frame>
        <draw:frame draw:style-name="gr14" draw:text-style-name="P13" draw:layer="layout" svg:width="0.777cm" svg:height="0.806cm" svg:x="19.859cm" svg:y="4.788cm">
          <draw:text-box>
            <text:p><text:span text:style-name="T9">2</text:span></text:p>
          </draw:text-box>
        </draw:frame>
        <draw:frame draw:style-name="gr14" draw:text-style-name="P13" draw:layer="layout" svg:width="0.777cm" svg:height="0.806cm" svg:x="21.459cm" svg:y="4.794cm">
          <draw:text-box>
            <text:p><text:span text:style-name="T9">3</text:span></text:p>
          </draw:text-box>
        </draw:frame>
        <draw:frame draw:style-name="gr15" draw:text-style-name="P14" draw:layer="layout" svg:width="0.942cm" svg:height="0.806cm" svg:x="21.494cm" svg:y="5.994cm">
          <draw:text-box>
            <text:p><text:span text:style-name="T10">3</text:span></text:p>
          </draw:text-box>
        </draw:frame>
        <draw:frame draw:style-name="gr14" draw:text-style-name="P13" draw:layer="layout" svg:width="0.777cm" svg:height="0.806cm" svg:x="23.236cm" svg:y="4.794cm">
          <draw:text-box>
            <text:p><text:span text:style-name="T9">4</text:span></text:p>
          </draw:text-box>
        </draw:frame>
        <draw:frame draw:style-name="gr15" draw:text-style-name="P13" draw:layer="layout" svg:width="0.942cm" svg:height="0.806cm" svg:x="23.136cm" svg:y="5.988cm">
          <draw:text-box>
            <text:p><text:span text:style-name="T9">-1</text:span></text:p>
          </draw:text-box>
        </draw:frame>
        <draw:frame draw:style-name="gr16" draw:text-style-name="P13" draw:layer="layout" svg:width="1.764cm" svg:height="0.806cm" svg:x="22.836cm" svg:y="7.194cm">
          <draw:text-box>
            <text:p><text:span text:style-name="T9">NULL</text:span></text:p>
          </draw:text-box>
        </draw:frame>
        <draw:frame draw:style-name="gr10" draw:text-style-name="P11" draw:layer="layout" svg:width="3cm" svg:height="0.831cm" svg:x="22.6cm" svg:y="2.777cm">
          <draw:text-box>
            <text:p><text:span text:style-name="T8">data = 11</text:span></text:p>
          </draw:text-box>
        </draw:frame>
        <draw:g>
          <draw:custom-shape draw:style-name="gr8" draw:text-style-name="P10" draw:layer="layout" svg:width="1.8cm" svg:height="0.667cm" svg:x="18.2cm" svg:y="9.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.8cm" svg:height="0.666cm" svg:x="18.2cm" svg:y="10.0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1.8cm" svg:height="0.667cm" svg:x="18.2cm" svg:y="10.73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0.777cm" svg:height="0.806cm" svg:x="18.564cm" svg:y="9.394cm">
          <draw:text-box>
            <text:p><text:span text:style-name="T9">1</text:span></text:p>
          </draw:text-box>
        </draw:frame>
        <draw:line draw:style-name="gr17" draw:text-style-name="P12" draw:layer="layout" svg:x1="19cm" svg:y1="7.6cm" svg:x2="19cm" svg:y2="9.3cm">
          <text:p/>
        </draw:line>
        <draw:frame draw:style-name="gr18" draw:text-style-name="P14" draw:layer="layout" svg:width="1.836cm" svg:height="0.806cm" svg:x="18.464cm" svg:y="10.027cm">
          <draw:text-box>
            <text:p><text:span text:style-name="T10">11</text:span></text:p>
          </draw:text-box>
        </draw:frame>
        <draw:line draw:style-name="gr17" draw:text-style-name="P12" draw:layer="layout" svg:x1="19cm" svg:y1="11.1cm" svg:x2="19cm" svg:y2="12.2cm">
          <text:p/>
        </draw:line>
        <draw:frame draw:style-name="gr16" draw:text-style-name="P13" draw:layer="layout" svg:width="1.764cm" svg:height="0.806cm" svg:x="18.2cm" svg:y="13.533cm">
          <draw:text-box>
            <text:p><text:span text:style-name="T9">NULL</text:span></text:p>
          </draw:text-box>
        </draw:frame>
        <draw:frame draw:style-name="gr14" draw:text-style-name="P13" draw:layer="layout" svg:width="0.777cm" svg:height="0.806cm" svg:x="18.623cm" svg:y="12.061cm">
          <draw:text-box>
            <text:p><text:span text:style-name="T9">1</text:span></text:p>
          </draw:text-box>
        </draw:frame>
        <draw:frame draw:style-name="gr19" draw:text-style-name="P14" draw:layer="layout" svg:width="1.342cm" svg:height="0.806cm" svg:x="18.458cm" svg:y="12.867cm">
          <draw:text-box>
            <text:p><text:span text:style-name="T10">21</text:span></text:p>
          </draw:text-box>
        </draw:frame>
        <draw:frame draw:style-name="gr10" draw:text-style-name="P18" draw:layer="layout" svg:width="5.2cm" svg:height="0.831cm" svg:x="21.6cm" svg:y="8.939cm">
          <draw:text-box>
            <text:p><text:span text:style-name="T14">index = 11 % 5 =1</text:span></text:p>
          </draw:text-box>
        </draw:frame>
        <draw:frame draw:style-name="gr10" draw:text-style-name="P18" draw:layer="layout" svg:width="2.164cm" svg:height="0.831cm" svg:x="16.4cm" svg:y="9.37cm">
          <draw:text-box>
            <text:p><text:span text:style-name="T14">temp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7.3cm" svg:height="2.957cm" svg:x="0.9cm" svg:y="10.864cm" presentation:class="title" presentation:user-transformed="true">
          <draw:text-box>
            <text:p><text:span text:style-name="T3"><text:tab/></text:span><text:span text:style-name="T3">Code -search_hashtable(arr,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9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9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9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3DT14H6M50S</meta:editing-duration>
    <meta:editing-cycles>173</meta:editing-cycles>
    <meta:generator>LibreOffice/6.0.7.3$Linux_X86_64 LibreOffice_project/00m0$Build-3</meta:generator>
    <dc:title>Bright Blue</dc:title>
    <dc:date>2020-08-22T14:46:21.199970233</dc:date>
    <meta:document-statistic meta:object-count="1047"/>
    <meta:template xlink:type="simple" xlink:actuate="onRequest" xlink:title="Bright Blue" xlink:href="../../Queue/Introduction/R05_Flowchart.odp" meta:date="2020-04-08T20:36:48.497255069"/>
  </office:meta>
</office:document-meta>
</file>